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1">
      <style:text-properties officeooo:rsid="000f7fe9" officeooo:paragraph-rsid="000f7fe9"/>
    </style:style>
    <style:style style:name="P2" style:family="paragraph" style:parent-style-name="Text_20_body" style:list-style-name="L1">
      <style:text-properties style:font-name="Liberation Sans" officeooo:rsid="000f7fe9" officeooo:paragraph-rsid="000f7fe9"/>
    </style:style>
    <style:style style:name="P3" style:family="paragraph" style:parent-style-name="Text_20_body" style:list-style-name="L1">
      <style:text-properties style:font-name="Liberation Sans" officeooo:rsid="00106b19" officeooo:paragraph-rsid="00106b19"/>
    </style:style>
    <style:style style:name="P4" style:family="paragraph" style:parent-style-name="Title">
      <style:text-properties officeooo:rsid="000f7fe9" officeooo:paragraph-rsid="000f7fe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Code In Place Section 1 Notes</text:p>
      <text:h text:style-name="P1" text:outline-level="1">Breaking down problems:</text:h>
      <text:list xml:id="list1360779211" text:style-name="L1">
        <text:list-item>
          <text:p text:style-name="P2">When using loops consider the pre and post conditions</text:p>
          <text:list>
            <text:list-item>
              <text:p text:style-name="P2">Pre-Condition: what is the state of thing(s) <text:s/>before starting the loop</text:p>
            </text:list-item>
            <text:list-item>
              <text:p text:style-name="P2">Post-Condition: what is the state of thing(s) that you want after the iteration of the loop</text:p>
              <text:list>
                <text:list-item>
                  <text:p text:style-name="P2">Should match the pre-condition so that the next iteration will work</text:p>
                </text:list-item>
              </text:list>
            </text:list-item>
          </text:list>
        </text:list-item>
        <text:list-item>
          <text:p text:style-name="P3">Make pseudo-code first</text:p>
          <text:list>
            <text:list-item>
              <text:p text:style-name="P3">Makes a readable version of your intention with code</text:p>
            </text:list-item>
            <text:list-item>
              <text:p text:style-name="P3">Allows you to understand what you want to do without worrying about syntax, etc.</text:p>
            </text:list-item>
          </text:list>
        </text:list-item>
        <text:list-item>
          <text:p text:style-name="P3">Double-check those conditions!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4-21T20:39:02.447000000</meta:creation-date>
    <dc:date>2021-04-21T20:55:53.970000000</dc:date>
    <meta:editing-duration>PT6M41S</meta:editing-duration>
    <meta:editing-cycles>1</meta:editing-cycles>
    <meta:document-statistic meta:table-count="0" meta:image-count="0" meta:object-count="0" meta:page-count="1" meta:paragraph-count="10" meta:word-count="93" meta:character-count="525" meta:non-whitespace-character-count="449"/>
    <meta:generator>LibreOffice/6.4.0.3$Windows_X86_64 LibreOffice_project/b0a288ab3d2d4774cb44b62f04d5d28733ac6df8</meta:generator>
  </office:meta>
</office:document-meta>
</file>